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3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0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5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16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7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1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2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6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27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2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3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3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0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4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5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46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47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48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49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5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9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6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4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7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0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8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8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8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</office:automatic-styles>
  <office:body>
    <office:text text:use-soft-page-breaks="true">
      <text:p text:style-name="P1"><text:span text:style-name="T2">review 09.02.2024</text:span><text:span text:style-name="T3"><text:line-break/></text:span><text:span text:style-name="T4">- .hpp - ok just like .h, no strong convention</text:span><text:span text:style-name="T5"><text:line-break/></text:span><text:span text:style-name="T6">- type syntax: use T&amp; obj instead of T &amp;obj</text:span><text:span text:style-name="T7"><text:line-break/></text:span><text:span text:style-name="T8">- Object::isVisible, Object::getDefaultPosition() and more function - add const qualifier</text:span><text:span text:style-name="T9"><text:line-break/></text:span><text:span text:style-name="T10">  <text:s/></text:span><text:span text:style-name="T11">https://xeverous.github.io/cpp/tutorials/beginner/xx_classes/07_const/</text:span><text:span text:style-name="T12"><text:line-break/>- GameStatus</text:span><text:span text:style-name="T13"><text:line-break/>   https://isocpp.github.io/CppCoreGuidelines/CppCoreGuidelines#nl9-use-all_caps-for-macro-names-only</text:span><text:span text:style-name="T14"><text:line-break/></text:span><text:span text:style-name="T15">- GameStatus =&gt; game_status (no strong convention, just recommended - for consistency with standard library and C and C++ code)</text:span><text:span text:style-name="T16"><text:line-break/></text:span><text:span text:style-name="T17">  <text:s/></text:span><text:span text:style-name="T18">https://isocpp.github.io/CppCoreGuidelines/CppCoreGuidelines#nl9-use-all_caps-for-macro-names-only</text:span><text:span text:style-name="T19"><text:line-break/>- uint32_t (from &lt;stdint.h&gt;), std::uint32_t (from &lt;cstdint&gt;)</text:span><text:span text:style-name="T20"><text:line-break/>   namespace si { using u32 = std::uint32_t; } // si::u32</text:span><text:span text:style-name="T21"><text:line-break/></text:span><text:span text:style-name="T22">- naming: avoid "Manager" "Handler" etc. - very common words, mean almost nothing</text:span><text:span text:style-name="T23"><text:line-break/>   ResourceManager =&gt; GameResources; SoundManager =&gt; GameSounds</text:span><text:span text:style-name="T24"><text:line-break/>   GameSounds as a subobject of GameResources</text:span><text:span text:style-name="T25"><text:line-break/>- exercise: object.cpp - remove file and make all functions inline</text:span><text:span text:style-name="T26"><text:line-break/></text:span><text:span text:style-name="T27">  <text:s/></text:span><text:span text:style-name="T28">- inline is implied by: template, constexpr, function inside class</text:span><text:span text:style-name="T29"><text:line-break/>- sf::Sprite&amp; Object::getSprite() - you can overload for both constnesses (just like vector::operator[])</text:span><text:span text:style-name="T30"><text:line-break/>         sf::Sprite&amp; Object::getSprite()</text:span><text:span text:style-name="T31"><text:line-break/>   const sf::Sprite&amp; Object::getSprite() const</text:span><text:span text:style-name="T32"><text:line-break/>   (check which you need, you can have both)</text:span><text:span text:style-name="T33"><text:line-break/></text:span><text:span text:style-name="T34">- Invader::position_counter = 0; - move to class definition</text:span><text:span text:style-name="T35"><text:line-break/>- simplification:</text:span><text:span text:style-name="T36"><text:line-break/>   if(visible == true){setVisible();}</text:span><text:span text:style-name="T37"><text:line-break/>   else{setInvisible();}</text:span><text:span text:style-name="T38"><text:line-break/>   // change to</text:span><text:span text:style-name="T39"><text:line-break/>   setVisibility(visible);</text:span><text:span text:style-name="T40"><text:line-break/></text:span><text:span text:style-name="T41">- implicit convertions to bool</text:span><text:span text:style-name="T42"><text:line-break/>   if (x) // implicit convertion from int to bool</text:span><text:span text:style-name="T43"><text:line-break/>   if (x == 0) // no convertion</text:span><text:span text:style-name="T44"><text:line-break/>   if (b == true) // not needed, b is already of type bool</text:span><text:span text:style-name="T45"><text:line-break/></text:span><text:span text:style-name="T46">- InvaderShip::updatePosition()</text:span><text:span text:style-name="T47"><text:line-break/>   // if you like concise code</text:span><text:span text:style-name="T48"><text:line-break/>   move(sf::Vector2(getSpeed(), direction == ItemDirection::left ? -1.f : 0.f));</text:span><text:span text:style-name="T49"><text:line-break/></text:span><text:span text:style-name="T50">- use member initializer list</text:span><text:span text:style-name="T51"><text:line-break/>Shell::Shell(sf::Vector2f position, float speed, ShellType shell_type)</text:span><text:span text:style-name="T52"><text:line-break/>{</text:span><text:span text:style-name="T53"><text:line-break/>   this-&gt;shell_type = shell_type;</text:span><text:span text:style-name="T54"><text:line-break/>   // ...</text:span><text:span text:style-name="T55"><text:line-break/>}</text:span><text:span text:style-name="T56"><text:line-break/>Shell::Shell(sf::Vector2f position, float speed, ShellType shell_type)</text:span><text:span text:style-name="T57"><text:line-break/>: shell_type(shell_type) // name can be the same (dedicated feature)</text:span><text:span text:style-name="T58"><text:line-break/>{ ... }</text:span><text:span text:style-name="T59"><text:line-break/></text:span><text:span text:style-name="T60">- seed: std::time(nullptr)</text:span><text:span text:style-name="T61"><text:line-break/>- std::memset(&amp;control,0,sizeof(control)); // very C+- // if object is not trivial - undefined behavior</text:span><text:span text:style-name="T62"><text:line-break/>   https://isocpp.github.io/CppCoreGuidelines/CppCoreGuidelines#c90-rely-on-constructors-and-assignment-operators-not-memset-and-memcpy</text:span><text:span text:style-name="T63"><text:line-break/>   prefer constructor and assignment, e.g. control = {}; control = GameControl{};</text:span><text:span text:style-name="T64"><text:line-break/>   inside GameControl: uint32_t invader_shot_counter = 0;</text:span><text:span text:style-name="T65"><text:line-break/>- window = std::unique_ptr&lt;sf::RenderWindow&gt;(new<text:s/></text:span><text:soft-page-break/><text:span text:style-name="T66">sf::RenderWindow(sf::VideoMode(width, height), title));</text:span><text:span text:style-name="T67"><text:line-break/>   first improvement: window = std::make_unique&lt;sf::RenderWindow&gt;(sf::VideoMode(width, height), title));</text:span><text:span text:style-name="T68"><text:line-break/>   even better: use member init list and avoid unique_ptr (have RenderWindow by value)</text:span><text:span text:style-name="T69"><text:line-break/>   Canvas::Canvas(...) : render_window(sf::VideoMode(width, height), title))<text:s/></text:span><text:span text:style-name="T70">{</text:span><text:span text:style-name="T71"><text:s/>... }</text:span><text:span text:style-name="T72"><text:line-break/></text:span><text:span text:style-name="T73">- randomizer.seed(ultimate_answer); =&gt; Canvas::Canvas(...) : randomizer(std::time(nullptr)) { ... }</text:span><text:span text:style-name="T74"><text:line-break/></text:span><text:span text:style-name="T75">- else{std::memset(&amp;config,0,sizeof(config));} =&gt; else { config = GameConfig{}; }</text:span><text:span text:style-name="T76"><text:line-break/>- Canvas::gameTask - use verbs not nouns for function names, e.g. runEventLoop</text:span><text:span text:style-name="T77"><text:line-break/>- window-&gt;setView(view); - should be only in constructor - allow the game window to be resized</text:span><text:span text:style-name="T78"><text:line-break/>- control.invader_shot_counter++; - avoid postfix when not necessary (same in for (int i = 0; i &lt; size; ++i))</text:span><text:span text:style-name="T79"><text:line-break/>- if(enemies.size() &gt; 0) =&gt; if (!enemies.empty()) // 1: because not all data structures have size(), 2: on some structes empty is faster</text:span><text:span text:style-name="T80"><text:line-break/></text:span><text:span text:style-name="T81">- auto index = randomizer() % enemies.size(); // same problem as with rand() - % does not make uniform distribution</text:span><text:span text:style-name="T82"><text:line-break/></text:span><text:span text:style-name="T83">   use dedicated distribution types:</text:span><text:span text:style-name="T84"><text:line-break/></text:span><text:span text:style-name="T85">   std::uniform_int_distribution&lt;int&gt; dist(0, enemies.size() - 1); // distribution types are cheap to copy</text:span><text:span text:style-name="T86"><text:line-break/></text:span><text:span text:style-name="T87">   auto index = dist(randomizer); // good distribution of results</text:span><text:span text:style-name="T88"><text:line-break/></text:span><text:span text:style-name="T89">- Canvas::spawnObstacles - separate function parts into 2 different functions (one for game start, one while game is running)</text:span><text:span text:style-name="T90"><text:line-break/>- Canvas::executeEvent - sf::IntRect player_size = player-&gt;getSprite().getTextureRect(); - move variable closer to usage</text:span><text:span text:style-name="T91"><text:line-break/>- Canvas::executeEvent - move the code below case GameStatus::NOT_STARTED: to a separate function like startGame or prepareGame</text:span><text:span text:style-name="T92"><text:line-break/>   maybe even add a separate class called Game and do game logic there, canvas only for textures and drawing</text:span><text:span text:style-name="T93"><text:line-break/>- Canvas::checkCollision() =&gt; move game logic to class Game</text:span><text:span text:style-name="T94"><text:line-break/>- Canvas::setMenuSprites() //setup canvas frames - can be shortened, just store all data in arrays</text:span><text:span text:style-name="T95"><text:line-break/>array{ sf::IntRect(0,0,default_x_size,frame_width), (sf::IntRect(0,0,frame_width,default_y_size), ... }</text:span><text:span text:style-name="T96"><text:line-break/>array{ sf::Vector2f(default_start_x,default_start_y), ... }</text:span><text:span text:style-name="T97"><text:line-break/>for (int i = 0; i &lt; frame.size(); ++i)</text:span><text:span text:style-name="T98"><text:line-break/>   frame[i].setsetSpriteRectangle(rectangles[i]);</text:span><text:span text:style-name="T99"><text:line-break/>- CMake</text:span><text:span text:style-name="T100"><text:line-break/>   instead of add_executable(${PROJECT_NAME} ${PROGRAM_SOURCES}) do this:</text:span><text:span text:style-name="T101"><text:line-break/>   add_executable(${PROJECT_NAME})</text:span><text:span text:style-name="T102"><text:line-break/>   target_sources(${PROJECT_NAME} PRIVATE files...) # files should also include heade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arhei Tatarchanka</dc:creator>
    <meta:creation-date>2024-01-22T20:45:00Z</meta:creation-date>
    <dc:date>2024-02-14T08:46:00Z</dc:date>
    <meta:template xlink:href="Normal" xlink:type="simple"/>
    <meta:editing-cycles>26</meta:editing-cycles>
    <meta:editing-duration>PT24480S</meta:editing-duration>
    <meta:document-statistic meta:page-count="2" meta:paragraph-count="9" meta:word-count="702" meta:character-count="4911" meta:row-count="35" meta:non-whitespace-character-count="4218"/>
  </office:meta>
</office:document-meta>
</file>